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Inconsolata Semi Condensed Light" svg:font-family="'Inconsolata Semi Condensed 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line-height="150%"/>
      <style:text-properties officeooo:paragraph-rsid="00209c94"/>
    </style:style>
    <style:style style:name="P4" style:family="paragraph" style:parent-style-name="Standard">
      <style:paragraph-properties fo:line-height="150%"/>
      <style:text-properties officeooo:paragraph-rsid="0026c46a"/>
    </style:style>
    <style:style style:name="P5" style:family="paragraph" style:parent-style-name="Standard">
      <style:text-properties fo:language="pl" fo:country="PL" officeooo:rsid="0019a802" officeooo:paragraph-rsid="0019a802"/>
    </style:style>
    <style:style style:name="P6" style:family="paragraph" style:parent-style-name="Standard">
      <style:paragraph-properties fo:line-height="100%"/>
      <style:text-properties fo:language="pl" fo:country="PL" officeooo:rsid="0019a802" officeooo:paragraph-rsid="0019a802"/>
    </style:style>
    <style:style style:name="P7" style:family="paragraph" style:parent-style-name="Standard">
      <style:paragraph-properties fo:line-height="150%"/>
      <style:text-properties fo:language="pl" fo:country="PL" officeooo:paragraph-rsid="001b3db7"/>
    </style:style>
    <style:style style:name="P8" style:family="paragraph" style:parent-style-name="Standard">
      <style:paragraph-properties fo:line-height="100%"/>
      <style:text-properties fo:language="pl" fo:country="PL" officeooo:rsid="001d21f1" officeooo:paragraph-rsid="001d21f1"/>
    </style:style>
    <style:style style:name="P9" style:family="paragraph" style:parent-style-name="Standard">
      <style:paragraph-properties fo:line-height="100%"/>
      <style:text-properties fo:language="pl" fo:country="PL" fo:font-weight="bold" officeooo:rsid="0019a802" officeooo:paragraph-rsid="0019a802" style:font-weight-asian="bold" style:font-weight-complex="bold"/>
    </style:style>
    <style:style style:name="P10" style:family="paragraph" style:parent-style-name="Standard">
      <style:paragraph-properties fo:line-height="150%"/>
      <style:text-properties officeooo:rsid="00227b95" officeooo:paragraph-rsid="00227b95"/>
    </style:style>
    <style:style style:name="P11" style:family="paragraph" style:parent-style-name="Standard">
      <style:paragraph-properties fo:line-height="150%"/>
      <style:text-properties officeooo:rsid="0028b43b" officeooo:paragraph-rsid="0028b43b"/>
    </style:style>
    <style:style style:name="P12" style:family="paragraph" style:parent-style-name="Standard">
      <style:paragraph-properties fo:line-height="150%"/>
      <style:text-properties officeooo:rsid="0028b43b" officeooo:paragraph-rsid="002a44a7"/>
    </style:style>
    <style:style style:name="P13" style:family="paragraph" style:parent-style-name="Standard">
      <style:paragraph-properties fo:line-height="100%"/>
      <style:text-properties style:font-name="Inconsolata Semi Condensed Light" officeooo:rsid="0028b43b" officeooo:paragraph-rsid="0028b43b"/>
    </style:style>
    <style:style style:name="P14" style:family="paragraph" style:parent-style-name="Standard">
      <style:paragraph-properties fo:line-height="150%"/>
      <style:text-properties officeooo:rsid="002a44a7" officeooo:paragraph-rsid="002a44a7"/>
    </style:style>
    <style:style style:name="P15" style:family="paragraph" style:parent-style-name="Subtitle">
      <style:text-properties fo:color="#666666" fo:font-size="14pt" fo:language="pl" fo:country="PL" fo:font-style="italic" officeooo:rsid="0019a802" officeooo:paragraph-rsid="0019a802" style:font-size-asian="14pt" style:font-style-asian="italic" style:font-size-complex="14pt" style:font-style-complex="italic"/>
    </style:style>
    <style:style style:name="P16" style:family="paragraph" style:parent-style-name="Subtitle">
      <style:text-properties fo:language="pl" fo:country="PL"/>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officeooo:paragraph-rsid="001e6f91"/>
    </style:style>
    <style:style style:name="P19" style:family="paragraph" style:parent-style-name="Text_20_body">
      <style:paragraph-properties fo:line-height="150%"/>
      <style:text-properties officeooo:paragraph-rsid="0026c46a"/>
    </style:style>
    <style:style style:name="P20" style:family="paragraph" style:parent-style-name="Text_20_body">
      <style:paragraph-properties fo:line-height="150%"/>
      <style:text-properties fo:font-style="italic" officeooo:rsid="0026c46a" officeooo:paragraph-rsid="0026c46a" style:font-style-asian="italic" style:font-style-complex="italic"/>
    </style:style>
    <style:style style:name="P21" style:family="paragraph" style:parent-style-name="Text_20_body">
      <style:paragraph-properties fo:line-height="150%"/>
      <style:text-properties fo:font-size="10pt" fo:font-style="italic" officeooo:rsid="0026c46a" officeooo:paragraph-rsid="0026c46a" style:font-size-asian="10pt" style:font-style-asian="italic" style:font-size-complex="10pt" style:font-style-complex="italic"/>
    </style:style>
    <style:style style:name="P22" style:family="paragraph" style:parent-style-name="Text_20_body">
      <style:text-properties fo:font-size="10pt" fo:font-style="italic" officeooo:rsid="0026c46a" officeooo:paragraph-rsid="0026c46a" style:font-size-asian="10pt" style:font-style-asian="italic" style:font-size-complex="10pt" style:font-style-complex="italic"/>
    </style:style>
    <style:style style:name="P23" style:family="paragraph" style:parent-style-name="Text_20_body">
      <style:paragraph-properties fo:line-height="150%"/>
      <style:text-properties fo:font-size="10pt" fo:font-style="italic" officeooo:rsid="0024578b" officeooo:paragraph-rsid="0024578b" style:font-size-asian="10pt" style:font-style-asian="italic" style:font-size-complex="10pt" style:font-style-complex="italic"/>
    </style:style>
    <style:style style:name="P24" style:family="paragraph" style:parent-style-name="Title">
      <style:text-properties fo:language="pl" fo:country="P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list-style-name="">
      <style:text-properties fo:language="pl" fo:country="PL" officeooo:rsid="0019a802" officeooo:paragraph-rsid="0019a802"/>
    </style:style>
    <style:style style:name="P27" style:family="paragraph" style:parent-style-name="Heading_20_1">
      <style:paragraph-properties fo:line-height="150%"/>
      <style:text-properties fo:language="pl" fo:country="PL" officeooo:rsid="001b3db7" officeooo:paragraph-rsid="001b3db7"/>
    </style:style>
    <style:style style:name="P28" style:family="paragraph" style:parent-style-name="Heading_20_1">
      <style:paragraph-properties fo:line-height="150%"/>
      <style:text-properties officeooo:rsid="001d21f1" officeooo:paragraph-rsid="001d21f1"/>
    </style:style>
    <style:style style:name="P29" style:family="paragraph" style:parent-style-name="Heading_20_1">
      <style:paragraph-properties fo:line-height="150%"/>
    </style:style>
    <style:style style:name="P30" style:family="paragraph" style:parent-style-name="Heading_20_1">
      <style:paragraph-properties fo:line-height="150%"/>
      <style:text-properties officeooo:rsid="00227b95" officeooo:paragraph-rsid="00227b95"/>
    </style:style>
    <style:style style:name="P31" style:family="paragraph" style:parent-style-name="Heading_20_1">
      <style:paragraph-properties fo:line-height="150%" fo:break-before="page"/>
      <style:text-properties fo:language="pl" fo:country="PL" officeooo:rsid="0019a802" officeooo:paragraph-rsid="0019a802"/>
    </style:style>
    <style:style style:name="P32" style:family="paragraph" style:parent-style-name="List_20_Paragraph" style:list-style-name="WWNum2">
      <style:paragraph-properties fo:line-height="150%"/>
      <style:text-properties fo:font-size="12pt" fo:language="pl" fo:country="PL" officeooo:paragraph-rsid="001b3db7" style:font-size-asian="12pt" style:font-size-complex="12pt"/>
    </style:style>
    <style:style style:name="P33" style:family="paragraph" style:parent-style-name="List_20_Paragraph" style:list-style-name="WWNum1">
      <style:paragraph-properties fo:line-height="150%"/>
      <style:text-properties fo:font-size="12pt" fo:language="pl" fo:country="PL" officeooo:paragraph-rsid="001d21f1" style:font-size-asian="12pt" style:font-size-complex="12pt"/>
    </style:style>
    <style:style style:name="P34" style:family="paragraph" style:parent-style-name="List_20_Paragraph" style:list-style-name="WWNum1">
      <style:paragraph-properties fo:line-height="150%"/>
      <style:text-properties fo:font-size="12pt" fo:language="pl" fo:country="PL" style:text-underline-style="none" officeooo:paragraph-rsid="001d21f1" style:font-size-asian="12pt" style:font-size-complex="12pt"/>
    </style:style>
    <style:style style:name="P35" style:family="paragraph" style:parent-style-name="List_20_Paragraph" style:list-style-name="WWNum2">
      <style:paragraph-properties fo:line-height="150%"/>
      <style:text-properties fo:language="pl" fo:country="PL" officeooo:paragraph-rsid="001b3db7"/>
    </style:style>
    <style:style style:name="P36" style:family="paragraph" style:parent-style-name="List_20_Paragraph" style:list-style-name="WWNum1">
      <style:paragraph-properties fo:line-height="150%"/>
      <style:text-properties fo:language="pl" fo:country="PL" officeooo:paragraph-rsid="001b3db7"/>
    </style:style>
    <style:style style:name="P37" style:family="paragraph" style:parent-style-name="List_20_Paragraph" style:list-style-name="WWNum1">
      <style:paragraph-properties fo:line-height="150%"/>
      <style:text-properties fo:language="pl" fo:country="PL" officeooo:paragraph-rsid="001d21f1"/>
    </style:style>
    <style:style style:name="P38" style:family="paragraph" style:parent-style-name="List_20_Paragraph" style:list-style-name="WWNum1">
      <style:paragraph-properties fo:line-height="150%"/>
      <style:text-properties officeooo:paragraph-rsid="001d21f1"/>
    </style:style>
    <style:style style:name="T1" style:family="text">
      <style:text-properties officeooo:rsid="001d21f1"/>
    </style:style>
    <style:style style:name="T2" style:family="text">
      <style:text-properties fo:font-size="12pt" style:font-size-asian="12pt" style:font-size-complex="12pt"/>
    </style:style>
    <style:style style:name="T3" style:family="text">
      <style:text-properties fo:font-size="12pt" officeooo:rsid="001b3db7" style:font-size-asian="12pt" style:font-size-complex="12pt"/>
    </style:style>
    <style:style style:name="T4" style:family="text">
      <style:text-properties fo:font-size="12pt" officeooo:rsid="0019a802" style:font-size-asian="12pt" style:font-size-complex="12pt"/>
    </style:style>
    <style:style style:name="T5" style:family="text">
      <style:text-properties fo:font-size="12pt" officeooo:rsid="00209c94" style:font-size-asian="12pt" style:font-size-complex="12pt"/>
    </style:style>
    <style:style style:name="T6" style:family="text">
      <style:text-properties fo:font-size="12pt" fo:language="pl" fo:country="PL" officeooo:rsid="0019a802" style:font-size-asian="12pt" style:font-size-complex="12pt"/>
    </style:style>
    <style:style style:name="T7" style:family="text">
      <style:text-properties fo:font-size="12pt" fo:language="pl" fo:country="PL" officeooo:rsid="002a44a7" style:font-size-asian="12pt" style:font-size-complex="12pt"/>
    </style:style>
    <style:style style:name="T8" style:family="text">
      <style:text-properties fo:font-size="14pt" style:font-size-asian="14pt" style:font-size-complex="14pt"/>
    </style:style>
    <style:style style:name="T9" style:family="text">
      <style:text-properties fo:font-size="14pt" officeooo:rsid="001b3db7" style:font-size-asian="14pt" style:font-size-complex="14pt"/>
    </style:style>
    <style:style style:name="T10" style:family="text">
      <style:text-properties fo:font-weight="bold" style:font-weight-asian="bold" style:font-weight-complex="bold"/>
    </style:style>
    <style:style style:name="T11" style:family="text">
      <style:text-properties officeooo:rsid="001da2e8"/>
    </style:style>
    <style:style style:name="T12" style:family="text">
      <style:text-properties fo:color="#2a6099" style:text-underline-style="solid" style:text-underline-width="auto" style:text-underline-color="font-color" officeooo:rsid="001d21f1"/>
    </style:style>
    <style:style style:name="T13" style:family="text">
      <style:text-properties fo:color="#2a6099" style:text-underline-style="solid" style:text-underline-width="auto" style:text-underline-color="font-color" officeooo:rsid="001da2e8"/>
    </style:style>
    <style:style style:name="T14" style:family="text">
      <style:text-properties fo:color="#2a6099" style:text-underline-style="solid" style:text-underline-width="auto" style:text-underline-color="font-color" officeooo:rsid="001e6f91"/>
    </style:style>
    <style:style style:name="T15" style:family="text">
      <style:text-properties fo:color="#2a6099" style:text-underline-style="solid" style:text-underline-width="auto" style:text-underline-color="font-color" officeooo:rsid="0026c46a"/>
    </style:style>
    <style:style style:name="T16" style:family="text">
      <style:text-properties fo:color="#2a6099" fo:font-size="12pt" fo:language="pl" fo:country="PL" style:text-underline-style="solid" style:text-underline-width="auto" style:text-underline-color="font-color" officeooo:rsid="001d21f1" style:font-size-asian="12pt" style:font-size-complex="12pt"/>
    </style:style>
    <style:style style:name="T17" style:family="text">
      <style:text-properties fo:color="#2a6099" fo:font-size="12pt" fo:language="pl" fo:country="PL" style:text-underline-style="solid" style:text-underline-width="auto" style:text-underline-color="font-color" officeooo:rsid="001e6f91" style:font-size-asian="12pt" style:font-size-complex="12pt"/>
    </style:style>
    <style:style style:name="T18" style:family="text">
      <style:text-properties fo:color="#2a6099" fo:font-size="12pt" fo:language="pl" fo:country="PL" style:text-underline-style="solid" style:text-underline-width="auto" style:text-underline-color="font-color" officeooo:rsid="00209c94" style:font-size-asian="12pt" style:font-size-complex="12pt"/>
    </style:style>
    <style:style style:name="T19" style:family="text">
      <style:text-properties fo:color="#2a6099" fo:font-size="12pt" fo:language="pl" fo:country="PL" style:text-underline-style="solid" style:text-underline-width="auto" style:text-underline-color="font-color" officeooo:rsid="00261b76" style:font-size-asian="12pt" style:font-size-complex="12pt"/>
    </style:style>
    <style:style style:name="T20" style:family="text">
      <style:text-properties fo:color="#000000" style:text-underline-style="none" officeooo:rsid="001da2e8"/>
    </style:style>
    <style:style style:name="T21" style:family="text">
      <style:text-properties fo:color="#000000" style:text-underline-style="none" officeooo:rsid="001e238e"/>
    </style:style>
    <style:style style:name="T22" style:family="text">
      <style:text-properties fo:color="#000000" style:text-underline-style="none" officeooo:rsid="001e3fa0"/>
    </style:style>
    <style:style style:name="T23" style:family="text">
      <style:text-properties fo:color="#000000" style:text-underline-style="none" officeooo:rsid="001e6f91"/>
    </style:style>
    <style:style style:name="T24" style:family="text">
      <style:text-properties fo:color="#000000" style:text-underline-style="none" officeooo:rsid="0026c46a"/>
    </style:style>
    <style:style style:name="T25" style:family="text">
      <style:text-properties fo:color="#000000" fo:font-size="12pt" fo:language="pl" fo:country="PL" style:text-underline-style="none" officeooo:rsid="002014de" style:font-size-asian="12pt" style:font-size-complex="12pt"/>
    </style:style>
    <style:style style:name="T26" style:family="text">
      <style:text-properties fo:color="#000000" fo:font-size="12pt" fo:language="pl" fo:country="PL" style:text-underline-style="none" officeooo:rsid="00209c94" style:font-size-asian="12pt" style:font-size-complex="12pt"/>
    </style:style>
    <style:style style:name="T27" style:family="text">
      <style:text-properties fo:color="#000000" fo:font-size="18pt" fo:language="pl" fo:country="PL" style:text-underline-style="none" style:font-size-asian="18pt" style:font-size-complex="18pt"/>
    </style:style>
    <style:style style:name="T28" style:family="text">
      <style:text-properties fo:color="#000000" fo:font-size="18pt" fo:language="pl" fo:country="PL" style:text-underline-style="none" officeooo:rsid="001e3fa0" style:font-size-asian="18pt" style:font-size-complex="18pt"/>
    </style:style>
    <style:style style:name="T29" style:family="text">
      <style:text-properties officeooo:rsid="002014de"/>
    </style:style>
    <style:style style:name="T30" style:family="text">
      <style:text-properties officeooo:rsid="00209c94"/>
    </style:style>
    <style:style style:name="T31" style:family="text">
      <style:text-properties officeooo:rsid="0024578b"/>
    </style:style>
    <style:style style:name="T32" style:family="text">
      <style:text-properties fo:font-size="10pt" style:font-size-asian="10pt" style:font-size-complex="10pt"/>
    </style:style>
    <style:style style:name="T33" style:family="text">
      <style:text-properties fo:font-size="10pt" officeooo:rsid="0024578b" style:font-size-asian="10pt" style:font-size-complex="10pt"/>
    </style:style>
    <style:style style:name="T34" style:family="text">
      <style:text-properties officeooo:rsid="00261b76"/>
    </style:style>
    <style:style style:name="T35" style:family="text">
      <style:text-properties officeooo:rsid="0026c46a"/>
    </style:style>
    <style:style style:name="T36" style:family="text">
      <style:text-properties officeooo:rsid="0026d65a"/>
    </style:style>
    <style:style style:name="T37" style:family="text">
      <style:text-properties officeooo:rsid="002a44a7"/>
    </style:style>
    <style:style style:name="T38"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24"/>
      <text:p text:style-name="P24">Workflows</text:p>
      <text:p text:style-name="P5"/>
      <text:p text:style-name="P16">Projekt prostego serwisu Webowego do zarządzania zadaniami</text:p>
      <text:p text:style-name="P15">Instrukcja obsługi użytkownika</text:p>
      <text:p text:style-name="P5"/>
      <text:p text:style-name="P5"/>
      <text:p text:style-name="P5"/>
      <text:p text:style-name="P5"/>
      <text:p text:style-name="P5"/>
      <text:p text:style-name="P5"/>
      <text:p text:style-name="P5"/>
      <text:p text:style-name="P5"/>
      <text:p text:style-name="P5"/>
      <text:p text:style-name="P5"/>
      <text:p text:style-name="P5"/>
      <text:p text:style-name="P9">Autorzy:</text:p>
      <text:p text:style-name="P6">Pfajfer Jakub</text:p>
      <text:p text:style-name="P6">Kiełczewski Krzysztof</text:p>
      <text:p text:style-name="P6">Polejczuk Adam</text:p>
      <text:p text:style-name="P6">Samluk Mateusz</text:p>
      <text:p text:style-name="P6"/>
      <text:p text:style-name="P8"><text:span text:style-name="T10">Ostatnia aktualizacja:</text:span> 16 grudnia 2020</text:p>
      <text:p text:style-name="P8"><text:soft-page-break/></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5"><text:a xlink:type="simple" xlink:href="#__RefHeading___Toc105_226070297" text:style-name="Index_20_Link" text:visited-style-name="Index_20_Link">1. Krótki opis projektu<text:tab/>3</text:a></text:p>
          <text:p text:style-name="P25"><text:a xlink:type="simple" xlink:href="#__RefHeading___Toc515_226070297" text:style-name="Index_20_Link" text:visited-style-name="Index_20_Link">2. Podstawowe funkcjonalności<text:tab/>3</text:a></text:p>
          <text:p text:style-name="P25"><text:a xlink:type="simple" xlink:href="#__RefHeading___Toc682_226070297" text:style-name="Index_20_Link" text:visited-style-name="Index_20_Link">3. Logowanie i rejestracja<text:tab/>3</text:a></text:p>
          <text:p text:style-name="P25"><text:a xlink:type="simple" xlink:href="#__RefHeading___Toc917_226070297" text:style-name="Index_20_Link" text:visited-style-name="Index_20_Link">4. Zarządzanie workflow<text:tab/>4</text:a></text:p>
          <text:p text:style-name="P25"><text:a xlink:type="simple" xlink:href="#__RefHeading___Toc919_226070297" text:style-name="Index_20_Link" text:visited-style-name="Index_20_Link">5. Zarządzanie taskami<text:tab/>5</text:a></text:p>
          <text:p text:style-name="P25"><text:a xlink:type="simple" xlink:href="#__RefHeading___Toc921_226070297" text:style-name="Index_20_Link" text:visited-style-name="Index_20_Link">6. Zarządzanie subtaskami<text:tab/>6</text:a></text:p>
        </text:index-body>
      </text:table-of-content>
      <text:h text:style-name="P26" text:outline-level="1"/>
      <text:h text:style-name="P31" text:outline-level="1"><text:bookmark-start text:name="__RefHeading___Toc105_226070297"/>1. Krótki opis projektu<text:bookmark-end text:name="__RefHeading___Toc105_226070297"/></text:h>
      <text:p text:style-name="P7"><text:span text:style-name="T2">Zadaniem tej aplikacji jest zarządzanie (dodawanie, modyfikowanie, usuwanie, uruchamianie) workflow. Każdy workflow składa się z pomniejszych tasków, w których skład wchodzą subtaski. Subtaski są poszczególnymi skryptami, które zapisane są w formacie .sh lub .py. Nextflow </text:span><text:span text:style-name="T3">jest</text:span><text:span text:style-name="T2"> wykorzystany do tworzenia i uruchamiania workflow, Celery oraz </text:span><text:span text:style-name="T3">Redis</text:span><text:span text:style-name="T2"> - do równoległego uruchamiania skryptów. Aplikacja </text:span><text:span text:style-name="T3">została</text:span><text:span text:style-name="T2"> napisana w języku Python z wykorzystaniem frameworka Django.</text:span></text:p>
      <text:p text:style-name="P7"><text:span text:style-name="T2">W aplikacji występ</text:span><text:span text:style-name="T3">ują</text:span><text:span text:style-name="T2"> trzy role użytkowników: </text:span><text:span text:style-name="T3">zwykły </text:span><text:span text:style-name="T2">użytkownik, zarządca workflow oraz administrator. Każda z ról posiada własne uprawnienia:</text:span></text:p>
      <text:list xml:id="list1865858480" text:style-name="WWNum2">
        <text:list-item>
          <text:p text:style-name="P32">Użytkownik może jedynie uruchomić workflow oraz przejrzeć jego wyniki,</text:p>
        </text:list-item>
        <text:list-item>
          <text:p text:style-name="P32">Zarządca workflow ma uprawnienia użytkownika, dodatkowo może zarządzać workflow i taskami,</text:p>
        </text:list-item>
        <text:list-item>
          <text:p text:style-name="P35"><text:span text:style-name="T2">Administrator posiada uprawnienia zarządcy workflow. Poza tym, może zarządzać subtaskami oraz dodawać skrypty </text:span><text:span text:style-name="T3">do nich</text:span><text:span text:style-name="T2">.</text:span></text:p>
        </text:list-item>
      </text:list>
      <text:h text:style-name="P27" text:outline-level="1"><text:bookmark-start text:name="__RefHeading___Toc515_226070297"/>2. Podstawowe funkcjonalności<text:bookmark-end text:name="__RefHeading___Toc515_226070297"/></text:h>
      <text:p text:style-name="P7"><text:span text:style-name="T9">W projekcie zostały zaimplementować następujące</text:span><text:span text:style-name="T8"> funkcjonalności:</text:span></text:p>
      <text:list xml:id="list1368953496" text:style-name="WWNum1">
        <text:list-item>
          <text:p text:style-name="P34">Logowanie i rejestracja,</text:p>
        </text:list-item>
        <text:list-item>
          <text:p text:style-name="P36"><text:span text:style-name="T2">Zarządzanie workflow (dodawanie, modyfikowanie, usuwanie, uruchamianie </text:span><text:span text:style-name="T5">dla jednego/wielu użytkowników</text:span><text:span text:style-name="T2">, ustalanie kolejności tasków oraz subtasków),</text:span></text:p>
        </text:list-item>
        <text:list-item>
          <text:p text:style-name="P33">Przeglądanie wyników workflow i każdej z jego części,</text:p>
        </text:list-item>
        <text:list-item>
          <text:p text:style-name="P37"><text:span text:style-name="T4">Zarządzanie subtaskami </text:span><text:span text:style-name="T3">oraz</text:span><text:span text:style-name="T4"> taskami (dodawanie, modyfikowanie </text:span><text:span text:style-name="T3">i</text:span><text:span text:style-name="T4"> usuwanie),</text:span></text:p>
        </text:list-item>
        <text:list-item>
          <text:p text:style-name="P38"><text:span text:style-name="T6">Dodawanie </text:span><text:span text:style-name="T7">i uruchamianie </text:span><text:span text:style-name="T6">skryptów </text:span><text:span text:style-name="T7">Pythona oraz Basha</text:span></text:p>
        </text:list-item>
      </text:list>
      <text:h text:style-name="P28" text:outline-level="1"><text:bookmark-start text:name="__RefHeading___Toc682_226070297"/>3. Logowanie i rejestracja<text:bookmark-end text:name="__RefHeading___Toc682_226070297"/></text:h>
      <text:p text:style-name="P18">Aby rozpocząć pracę z aplikacją workflows, należy wejść na stronę internetową serwisu, dostępną pod adresem <text:span text:style-name="T12">http://vps733855.ovh.net:8080</text:span><text:span text:style-name="T1">. Na ekranie powinna wyświetlić się strona startowa zachęcająca do wypróbowania możliwości serwisu. Dostęp do </text:span><text:span text:style-name="T11">zawartości jest możliwości tylko dla </text:span><text:soft-page-break/><text:span text:style-name="T11">zarejestrowanych użytkowników, w przeciwnym wypadku użytkownik zostanie przekierowany na stronę logowanie.</text:span></text:p>
      <text:p text:style-name="P18"><text:span text:style-name="T11">Aby utworzyć konto w serwisie, należy przejść na adres w przeglądarce </text:span><text:span text:style-name="T12">http://vps733855.ovh.net:8080/</text:span><text:span text:style-name="T13">register</text:span><text:span text:style-name="T20">, lub kliknąć na link „Create now!” w lewym dolnym rogu okienka. Na ekranie pojawi się prosty formularz z 4 polami: nazwą użytkownika, adresem email oraz hasło i jego powtórzenie. Po podaniu niezbędnych informacji, </text:span><text:span text:style-name="T21">konto zostanie utworzone, a użytkownik zostanie z powrotem przekierowany na stronę logowania, gdzie może użyć danych logowania do uzyskania podstawowego dostępu do zawartości strony, </text:span><text:span text:style-name="T23">czyli podstrony </text:span><text:span text:style-name="T12">http://vps733855.ovh.net:8080/</text:span><text:span text:style-name="T14">workflows</text:span><text:span text:style-name="T21">, </text:span><text:span text:style-name="T23">gdzie</text:span><text:span text:style-name="T22"> pojawi się panel z dostępnymi workflowami w </text:span><text:span text:style-name="T23">bazie danych aplikacji</text:span><text:span text:style-name="T22">.</text:span></text:p>
      <text:p text:style-name="P19"><text:span text:style-name="T22">A</text:span><text:span text:style-name="T24">by uzyskać dostęp do części administracyjnej, należy posiadać konto z rolą „Administrator” (Super User), a następnie zalogować się do systemu przez stronę </text:span><text:span text:style-name="T12">http://vps733855.ovh.net:8080/</text:span><text:span text:style-name="T15">admin</text:span><text:span text:style-name="T21">, </text:span><text:span text:style-name="T24">która pozwala na zarządzanie workflowami, taskami i subtaskami bez ograniczeń,</text:span><text:span text:style-name="T21"> </text:span></text:p>
      <text:h text:style-name="P29" text:outline-level="1"><text:bookmark-start text:name="__RefHeading___Toc917_226070297"/><text:span text:style-name="T28">4. </text:span><text:span text:style-name="T27">Zarządzanie workflow</text:span><text:bookmark-end text:name="__RefHeading___Toc917_226070297"/></text:h>
      <text:p text:style-name="P3"><text:span text:style-name="T25">Po przejściu na stronę </text:span><text:span text:style-name="T16">http://vps733855.ovh.net:8080/</text:span><text:span text:style-name="T17">workflows</text:span><text:span text:style-name="T29"> użytkownik zalogowany może przejrzeć utworzone i dostępne workflowy. Z jej poziomu może sprawdzić </text:span><text:span text:style-name="T30">jakie workflowy znajdują się w bazie, jakie taski i subtaski wchodzą w ich skład a także możliwość uruchomienia każdej z nich dla wybranych użytkowników.</text:span></text:p>
      <text:p text:style-name="P3"/>
      <text:p text:style-name="P3"><text:span text:style-name="T30">W prawym górnym rogu dla każdego z workflowów znajduje się ikonka uruchamiania zadań należących do danego workflowów. Po jej kliknięciu lub po przejściu na adres </text:span><text:span text:style-name="T16">http://vps733855.ovh.net:8080/</text:span><text:span text:style-name="T17">workflows/</text:span><text:span text:style-name="T18">{id}</text:span><text:span text:style-name="T29">, </text:span><text:span text:style-name="T30">gdzie za {id} podajemy numer identyfikacyjny workflowa, możemy zobaczyć stan działania workflowa, tzn. status aktualnego zadania, listę użytkowników, dla których uruchomione zostanie zadanie itd. Po prawej stronie użytkownik może zaznaczyć, czy dany task ma zostać pominięty podczas działania </text:span><text:span text:style-name="T34">lub czy ma się wykonywać równocześnie z taskiem poprzedzającym go</text:span><text:span text:style-name="T30">. Z poziomu tego widoku dany workflow można też zatrzymać lub wstrzymać jego działanie.</text:span></text:p>
      <text:p text:style-name="P3"/>
      <text:p text:style-name="P10"><text:soft-page-break/>W przypadku użytkowników należących do grupy „<text:span text:style-name="T38">Workflow Manager</text:span>” możliwe jest dodawanie nowych workflowów do systemu. (aby dany użytkownik został przypisany do grupy „Workflow Manager”, należy skontaktować się z jednym z administratorów systemu w sprawie przyznania takowego dostępu). W tym celu po lewej stronie ekranu, na bocznym panelu należy kliknąć przycisk „Add Workflow” lub przejść pod adres <text:span text:style-name="T16">http://vps733855.ovh.net:8080/</text:span><text:span text:style-name="T18">create_workflow</text:span><text:span text:style-name="T26">.</text:span><text:span text:style-name="T29"> <text:s/></text:span>Na ekranie pojawi się formularz z polami „Name”, „Description” oraz sekcją „Tasks”, z której można wybrać taski, które mają zostać uruchomione w żądanej kolejności przez managera. Po wypełnieniu formy i kliknięniu przycisku „Create”, nowy workflow pojawi się na stronie „Workflows”.</text:p>
      <text:p text:style-name="P10"/>
      <text:p text:style-name="P21">W przypadku modyfikacji lub usunięcia wskazanego workflowa, wymagane jest konto z rolą „Administrator” i dostęp do panelu administracyjnego, w tym do tabeli „Workflows”, gdzie dostępne są wszelkie interesujące opcje.</text:p>
      <text:h text:style-name="P30" text:outline-level="1"><text:bookmark-start text:name="__RefHeading___Toc919_226070297"/>5. Zarządzanie taskami<text:bookmark-end text:name="__RefHeading___Toc919_226070297"/></text:h>
      <text:p text:style-name="P23">Uwaga. Do zarządzania indywidualnymi taskami wymagane jest konto z rolą „Workflow Manager” lub „Administrator”. W celu uzyskania dostępu, należy skontaktować się z jednym z administratorów serwisu.</text:p>
      <text:p text:style-name="P17"><text:span text:style-name="T31">Task składa się z subtasków. Pozwala </text:span><text:span text:style-name="T34">on </text:span><text:span text:style-name="T31">na pogrupowanie najmniejszych elementów wykonywalnych w większe zadania bez konieczności powielania kodu/skryptu między taskami. </text:span><text:span text:style-name="T34">Taski są widoczne przy każdym z workflowów oraz w panelu administracyjnym.</text:span><text:span text:style-name="T31"> </text:span><text:span text:style-name="T34">Aby dodać nowe zadanie, należy kliknąć w bocznym panelu po lewej stronie przycisk „Add Task” lub przejść w przeglądarce pod adres </text:span><text:span text:style-name="T16">http://vps733855.ovh.net:8080/</text:span><text:span text:style-name="T18">create_</text:span><text:span text:style-name="T19">task</text:span><text:span text:style-name="T26">.</text:span><text:span text:style-name="T29"> </text:span><text:span text:style-name="T34">Na ekranie pojawi się niewielki formularz, podobny do formularza dodawania workflowów. Różnica jest w wyborze subtasków, które będą wchodzić w jego skład. Użytkownik może zaznaczyć dla każdego subtaska, czy ma zostać pominięty oraz czy ma się wykonywać równolegle do subtaska go poprzedzającego. </text:span><text:span text:style-name="T35">Gdy pola zostaną uzupełnione i użytkownik kliknie na przycisk „Create”, nowy task zostanie dodany do bazy i stanie się dostępny do wyboru przy tworzeniu workflowów.</text:span></text:p>
      <text:p text:style-name="P22">Uwaga. W przypadku modyfikacji lub usunięcia wskazanego taska, wymagane jest konto z rolą „Administrator” i dostęp do panelu administracyjnego, w tym do tabeli „Task Bases”, gdzie dostępne są wszelkie interesujące opcje.</text:p>
      <text:h text:style-name="P29" text:outline-level="1"><text:bookmark-start text:name="__RefHeading___Toc921_226070297"/><text:soft-page-break/>6. Zarządzanie subtaskami<text:bookmark-end text:name="__RefHeading___Toc921_226070297"/></text:h>
      <text:p text:style-name="P20"><text:span text:style-name="T33">Uwaga. Do zarządzania indywidualnymi </text:span><text:span text:style-name="T32">sub</text:span><text:span text:style-name="T33">taskami wymagane jest konto z rolą „Administrator”. W celu uzyskania dostępu, należy skontaktować się z jednym z administratorów serwisu.</text:span></text:p>
      <text:p text:style-name="P4"><text:span text:style-name="T35">Subtask to najmniejszy element wykonywalny </text:span><text:span text:style-name="T36">w systemie</text:span><text:span text:style-name="T35">. Składa się z nazwy, opisu oraz podpiętego skryptu w formacie txt, który ma zostać uruchomiony. </text:span><text:span text:style-name="T36">Aby dodać nowego subtaska do systemu, należy zalogować się do panelu adminstratora, a następnie dodać nowy rekord do tabeli „Subtask bases”. Na ekranie pojawi się formularz z polami „Name”, „Notes”, „Script Path” oraz datą dodania. Name i Notes to odpowiednio nazwa oraz opis subtaska, działa identycznie jak przy workflowach i taskach. Script Path natomiast pozwala na wybór jednego ze skryptów załadowanych do systemu (o skryptach nieco później). Po uzupełnieniu formularza, należy kliknąć jeden z przycisków „Zapisz”, aby subtask został dodany do systemu. Oprócz dodawania, administrator może też modyfikować ustawienia subtasków oraz je usunąć. </text:span></text:p>
      <text:p text:style-name="P11">System obsługuje skrypty w następującej postaci:</text:p>
      <text:p text:style-name="P13">process ResultLs{</text:p>
      <text:p text:style-name="P13"><text:s text:c="4"/>echo true</text:p>
      <text:p text:style-name="P13"/>
      <text:p text:style-name="P13"><text:s text:c="4"/>output:</text:p>
      <text:p text:style-name="P13"><text:s text:c="4"/>stdout into results</text:p>
      <text:p text:style-name="P13"/>
      <text:p text:style-name="P13"><text:s text:c="4"/>'''</text:p>
      <text:p text:style-name="P13"><text:s text:c="4"/>echo "Hello World"</text:p>
      <text:p text:style-name="P13"><text:s text:c="4"/>'''</text:p>
      <text:p text:style-name="P13">}</text:p>
      <text:p text:style-name="P13">results</text:p>
      <text:p text:style-name="P13"><text:s text:c="4"/>.collectFile(name: "/usr/src/result_ls.txt")</text:p>
      <text:p text:style-name="P11"/>
      <text:p text:style-name="P12">Każdy skrypt rozpoczyna się od słowa „process” oraz nazwą (nie musi się zgadzać z nazwą pliku zawierającego skryptu. Następnie wewnątrz <text:span text:style-name="T37">nawiasów klamrowych znajdują się linijki „echo true” oraz „output: stdout into results”, które są wymagane do poprawnego działania. Tuż po tych linijkach użytkownik umieszcza swój kod Pythona lub Basha, który chce wykonać w ramach subtaska, poprzedzony i zakończony trzema pojedynczymi apostrofami. Za zamykającym nawiasem klamrowym użytkownik podaje ścieżkę zapisu wyników działania subtaska przy pomocy poleceń „results” i „collectFile(name: „/sciezka/do/pliku”)”.</text:span></text:p>
      <text:p text:style-name="P14"><text:soft-page-break/>Tak utworzony skrypt administrator umieszcza w katalogu „skrypty” znajdującym się w zewnętrznym katalogu „app” w folderze z projektem. Nazwa skryptu powinna się wyświetlać na liście rozwijanej przy tworzeniu/edycji subtask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Inconsolata Semi Condensed Light" svg:font-family="'Inconsolata Semi Condensed 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d2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Strona </text:span><text:page-number text:select-page="current">7</text:page-number>/<text:page-count>7</text:page-count></text:p>
      </style:footer>
      <style:footer-left>
        <text:p text:style-name="MP1"><text:span text:style-name="MT1">Strona </text:span><text:page-number text:select-page="current">6</text:page-number>/<text:page-count>7</text:page-count></text:p>
      </style:footer-left>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34:48.092485412</meta:creation-date>
    <dc:date>2020-12-16T23:11:14.510511939</dc:date>
    <meta:editing-duration>PT1H42M4S</meta:editing-duration>
    <meta:editing-cycles>9</meta:editing-cycles>
    <meta:generator>LibreOffice/6.4.7.2$Linux_X86_64 LibreOffice_project/40$Build-2</meta:generator>
    <meta:document-statistic meta:table-count="0" meta:image-count="0" meta:object-count="0" meta:page-count="7" meta:paragraph-count="60" meta:word-count="1108" meta:character-count="8362" meta:non-whitespace-character-count="7291"/>
  </office:meta>
</office:document-meta>
</file>